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42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0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99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199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15:05:57.966106692</dc:date>
    <dc:creator>David Zemon</dc:creator>
    <meta:document-statistic meta:table-count="1" meta:cell-count="437" meta:object-count="0"/>
    <meta:generator>LibreOffice/4.1.2.3$Linux_X86_64 LibreOffice_project/410m0$Build-3</meta:generator>
  </office:meta>
</office:document-meta>
</file>